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fo:margin-right="-0.014cm" table:align="margins" style:may-break-between-rows="true" style:writing-mode="lr-tb"/>
    </style:style>
    <style:style style:name="Tabela1.A" style:family="table-column">
      <style:table-column-properties style:column-width="5.51cm" style:rel-column-width="21226*"/>
    </style:style>
    <style:style style:name="Tabela1.B" style:family="table-column">
      <style:table-column-properties style:column-width="11.502cm" style:rel-column-width="44309*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" style:family="table">
      <style:table-properties style:width="16.999cm" fo:margin-left="0cm" table:align="left" style:may-break-between-rows="true" style:writing-mode="lr-tb"/>
    </style:style>
    <style:style style:name="Tabela8.A" style:family="table-column">
      <style:table-column-properties style:column-width="5.51cm"/>
    </style:style>
    <style:style style:name="Tabela8.B" style:family="table-column">
      <style:table-column-properties style:column-width="11.488cm"/>
    </style:style>
    <style:style style:name="Tabela8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8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8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8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12" style:family="table-row">
      <style:table-row-properties style:min-row-height="0.81cm"/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12" style:family="table-row">
      <style:table-row-properties style:min-row-height="0.81cm"/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12" style:family="table-row">
      <style:table-row-properties style:min-row-height="0.81cm"/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12" style:family="table-row">
      <style:table-row-properties style:min-row-height="0.81cm"/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12" style:family="table-row">
      <style:table-row-properties style:min-row-height="0.81cm"/>
    </style:style>
    <style:style style:name="Tabela7" style:family="table">
      <style:table-properties style:width="16.999cm" fo:margin-left="0cm" table:align="left" style:may-break-between-rows="true" style:writing-mode="lr-tb"/>
    </style:style>
    <style:style style:name="Tabela7.A" style:family="table-column">
      <style:table-column-properties style:column-width="5.51cm"/>
    </style:style>
    <style:style style:name="Tabela7.B" style:family="table-column">
      <style:table-column-properties style:column-width="11.488cm"/>
    </style:style>
    <style:style style:name="Tabela7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7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7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7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12" style:family="table-row">
      <style:table-row-properties style:min-row-height="0.81cm"/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12" style:family="table-row">
      <style:table-row-properties style:min-row-height="0.81cm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bold" fo:background-color="transparent" style:font-name-asian="Times New Roman1" style:font-weight-asian="bold" style:font-name-complex="Times New Roman1" style:font-weight-complex="bold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usze dla Nauczyciela/Dyrektora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azwa</text:p>
          </table:table-cell>
          <table:table-cell table:style-name="Tabela1.B1" office:value-type="string">
            <text:p text:style-name="P5">Autoryzuj użytkownika</text:p>
          </table:table-cell>
        </table:table-row>
        <table:table-row>
          <table:table-cell table:style-name="Tabela1.A2" office:value-type="string">
            <text:p text:style-name="P3">Numer</text:p>
          </table:table-cell>
          <table:table-cell table:style-name="Tabela1.B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3">Poziom ważności</text:p>
          </table:table-cell>
          <table:table-cell table:style-name="Tabela1.B2" office:value-type="string">
            <text:p text:style-name="P3">Krytyczny</text:p>
          </table:table-cell>
        </table:table-row>
        <table:table-row>
          <table:table-cell table:style-name="Tabela1.A2" office:value-type="string">
            <text:p text:style-name="P3">Typ przypadku użycia</text:p>
          </table:table-cell>
          <table:table-cell table:style-name="Tabela1.B2" office:value-type="string">
            <text:p text:style-name="P3">Wymagany</text:p>
          </table:table-cell>
        </table:table-row>
        <table:table-row>
          <table:table-cell table:style-name="Tabela1.A2" office:value-type="string">
            <text:p text:style-name="P3">Aktorzy</text:p>
          </table:table-cell>
          <table:table-cell table:style-name="Tabela1.B2" office:value-type="string">
            <text:p text:style-name="P3">Nauczyciel, Dyrektor</text:p>
          </table:table-cell>
        </table:table-row>
        <table:table-row>
          <table:table-cell table:style-name="Tabela1.A2" office:value-type="string">
            <text:p text:style-name="P3">Krótki opis</text:p>
          </table:table-cell>
          <table:table-cell table:style-name="Tabela1.B2" office:value-type="string">
            <text:p text:style-name="P3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3">Warunki wstępne</text:p>
          </table:table-cell>
          <table:table-cell table:style-name="Tabela1.B2" office:value-type="string">
            <text:p text:style-name="P3">Użytkownik musi posiadać konto w systemie.</text:p>
          </table:table-cell>
        </table:table-row>
        <table:table-row>
          <table:table-cell table:style-name="Tabela1.A2" office:value-type="string">
            <text:p text:style-name="P3">Warunki końcowe</text:p>
          </table:table-cell>
          <table:table-cell table:style-name="Tabela1.B2" office:value-type="string">
            <text:p text:style-name="P3">Wyświetlenie dla użytkownika strony startowej z udostępnionymi zasobami.</text:p>
          </table:table-cell>
        </table:table-row>
        <table:table-row>
          <table:table-cell table:style-name="Tabela1.A2" office:value-type="string">
            <text:p text:style-name="P3">Główny przepływ zdarzeń</text:p>
          </table:table-cell>
          <table:table-cell table:style-name="Tabela1.B2" office:value-type="string">
            <text:p text:style-name="P3">1.Użytkownik systemu klika przycisk "Sign in as teacher".</text:p>
            <text:p text:style-name="P3">2.System przekierowuje użytkownika na stronę logowania.</text:p>
            <text:p text:style-name="P3">3.Użytkownik wpisuje dane autoryzacyjne i wybiera rolę.</text:p>
            <text:p text:style-name="P3">4.System dokonuje weryfikacji wprowadzonych danych.</text:p>
            <text:p text:style-name="P3">5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3">Alternatywny przepływ zdarzeń</text:p>
          </table:table-cell>
          <table:table-cell table:style-name="Tabela1.B2" office:value-type="string">
            <text:p text:style-name="P3">2.a System zwraca komunikat o przerwie technicznej/niedostępności usług w systemie.</text:p>
            <text:p text:style-name="P3">5.a System zweryfikował dane wprowadzone przez użytkownika jako błędne przez co autoryzacja nie powiodła się. System informuje za pomocą popup'a o błędzie w procesie autoryzacji.</text:p>
          </table:table-cell>
        </table:table-row>
        <table:table-row>
          <table:table-cell table:style-name="Tabela1.A2" office:value-type="string">
            <text:p text:style-name="P3">Specjalne wymagania</text:p>
          </table:table-cell>
          <table:table-cell table:style-name="Tabela1.B2" office:value-type="string">
            <text:p text:style-name="P3">Wcześniejsza aktywacja konta przez administratora.</text:p>
          </table:table-cell>
        </table:table-row>
        <table:table-row>
          <table:table-cell table:style-name="Tabela1.A2" office:value-type="string">
            <text:p text:style-name="P3">Notatki i sugestie</text:p>
          </table:table-cell>
          <table:table-cell table:style-name="Tabela1.B2" office:value-type="string">
            <text:p text:style-name="P3">Kluczowy przypadek użycia, krytyczny dla systemu.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">Nazwa</text:p>
          </table:table-cell>
          <table:table-cell table:style-name="Tabela8.B1" office:value-type="string">
            <text:p text:style-name="P5">Przeglądaj grupy studentów</text:p>
          </table:table-cell>
        </table:table-row>
        <table:table-row>
          <table:table-cell table:style-name="Tabela8.A2" office:value-type="string">
            <text:p text:style-name="P3">Numer</text:p>
          </table:table-cell>
          <table:table-cell table:style-name="Tabela8.B2" office:value-type="float" office:value="5">
            <text:p text:style-name="P4">5</text:p>
          </table:table-cell>
        </table:table-row>
        <table:table-row>
          <table:table-cell table:style-name="Tabela8.A2" office:value-type="string">
            <text:p text:style-name="P3">Poziom ważności</text:p>
          </table:table-cell>
          <table:table-cell table:style-name="Tabela8.B3" office:value-type="string">
            <text:p text:style-name="P3">Przydatny</text:p>
          </table:table-cell>
        </table:table-row>
        <table:table-row>
          <table:table-cell table:style-name="Tabela8.A2" office:value-type="string">
            <text:p text:style-name="P3">Typ przypadku użycia</text:p>
          </table:table-cell>
          <table:table-cell table:style-name="Tabela8.B3" office:value-type="string">
            <text:p text:style-name="P3">Wymagany</text:p>
          </table:table-cell>
        </table:table-row>
        <table:table-row>
          <table:table-cell table:style-name="Tabela8.A2" office:value-type="string">
            <text:p text:style-name="P3">Aktorzy</text:p>
          </table:table-cell>
          <table:table-cell table:style-name="Tabela8.B3" office:value-type="string">
            <text:p text:style-name="P3">Nauczyciel, Dyrektor</text:p>
          </table:table-cell>
        </table:table-row>
        <table:table-row>
          <table:table-cell table:style-name="Tabela8.A2" office:value-type="string">
            <text:p text:style-name="P3">Krótki opis</text:p>
          </table:table-cell>
          <table:table-cell table:style-name="Tabela8.B3" office:value-type="string">
            <text:p text:style-name="P3">Użytkownik ma wgląd w informacje o grupach studentów zdefiniowanych w systemie.</text:p>
          </table:table-cell>
        </table:table-row>
        <table:table-row>
          <table:table-cell table:style-name="Tabela8.A2" office:value-type="string">
            <text:p text:style-name="P3">Warunki wstępne</text:p>
          </table:table-cell>
          <table:table-cell table:style-name="Tabela8.B3" office:value-type="string">
            <text:p text:style-name="P3">Użytkownik został pomyślnie zalogowany w systemie.</text:p>
          </table:table-cell>
        </table:table-row>
        <table:table-row>
          <table:table-cell table:style-name="Tabela8.A2" office:value-type="string">
            <text:p text:style-name="P3">Warunki końcowe</text:p>
          </table:table-cell>
          <table:table-cell table:style-name="Tabela8.B3" office:value-type="string">
            <text:p text:style-name="P3">Wyświetlnie informacji z określonego przez użytkownika widoku.</text:p>
          </table:table-cell>
        </table:table-row>
        <table:table-row>
          <table:table-cell table:style-name="Tabela8.A2" office:value-type="string">
            <text:p text:style-name="P3">Główny przepływ zdarzeń</text:p>
          </table:table-cell>
          <table:table-cell table:style-name="Tabela8.B3" office:value-type="string">
            <text:p text:style-name="P3">1.Użytkownik systemu klika przycisk "Students groups".</text:p>
            <text:p text:style-name="P3">2.System przekierowuje na stronę zawierającą listę grup studentów.</text:p>
            <text:p text:style-name="P3">3.Użytkownik otrzymuje ogólne inforamcje o wszystkich grup.</text:p>
          </table:table-cell>
        </table:table-row>
        <table:table-row>
          <table:table-cell table:style-name="Tabela8.A2" office:value-type="string">
            <text:p text:style-name="P3">Alternatywny przepływ zdarzeń</text:p>
          </table:table-cell>
          <table:table-cell table:style-name="Tabela8.B3" office:value-type="string">
            <text:p text:style-name="P3">3.a <text:s/>System zwraca komunikat "This view is empty" w przypadku braku grup zdefiniowancych w systemie.</text:p>
          </table:table-cell>
        </table:table-row>
        <table:table-row>
          <table:table-cell table:style-name="Tabela8.A2" office:value-type="string">
            <text:p text:style-name="P3">Specjalne wymagania</text:p>
          </table:table-cell>
          <table:table-cell table:style-name="Tabela8.B3" office:value-type="string">
            <text:p text:style-name="P3">Konto z poziomem uprawnień 2 lub wyższe.</text:p>
          </table:table-cell>
        </table:table-row>
        <table:table-row table:style-name="Tabela8.12">
          <table:table-cell table:style-name="Tabela8.A2" office:value-type="string">
            <text:p text:style-name="P3">Notatki i sugestie</text:p>
          </table:table-cell>
          <table:table-cell table:style-name="Tabela8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Nazwa</text:p>
          </table:table-cell>
          <table:table-cell table:style-name="Tabela2.B1" office:value-type="string">
            <text:p text:style-name="P5">Zarządzaj ocenami przypisanymi do konta</text:p>
          </table:table-cell>
        </table:table-row>
        <table:table-row>
          <table:table-cell table:style-name="Tabela2.A2" office:value-type="string">
            <text:p text:style-name="P3">Numer</text:p>
          </table:table-cell>
          <table:table-cell table:style-name="Tabela2.B2" office:value-type="float" office:value="1">
            <text:p text:style-name="P4">1</text:p>
          </table:table-cell>
        </table:table-row>
        <table:table-row>
          <table:table-cell table:style-name="Tabela2.A2" office:value-type="string">
            <text:p text:style-name="P3">Poziom ważności</text:p>
          </table:table-cell>
          <table:table-cell table:style-name="Tabela2.B3" office:value-type="string">
            <text:p text:style-name="P3">Bardzo wysoki</text:p>
          </table:table-cell>
        </table:table-row>
        <table:table-row>
          <table:table-cell table:style-name="Tabela2.A2" office:value-type="string">
            <text:p text:style-name="P3">Typ przypadku użycia</text:p>
          </table:table-cell>
          <table:table-cell table:style-name="Tabela2.B3" office:value-type="string">
            <text:p text:style-name="P3">Wymagany</text:p>
          </table:table-cell>
        </table:table-row>
        <table:table-row>
          <table:table-cell table:style-name="Tabela2.A2" office:value-type="string">
            <text:p text:style-name="P3">Aktorzy</text:p>
          </table:table-cell>
          <table:table-cell table:style-name="Tabela2.B3" office:value-type="string">
            <text:p text:style-name="P3">Nauczyciel, Dyrektor</text:p>
          </table:table-cell>
        </table:table-row>
        <table:table-row>
          <table:table-cell table:style-name="Tabela2.A2" office:value-type="string">
            <text:p text:style-name="P3">Krótki opis</text:p>
          </table:table-cell>
          <table:table-cell table:style-name="Tabela2.B3" office:value-type="string">
            <text:p text:style-name="P3">Pozwala na dokonanie operacji CRUD dotyczących ocen.</text:p>
          </table:table-cell>
        </table:table-row>
        <table:table-row>
          <table:table-cell table:style-name="Tabela2.A2" office:value-type="string">
            <text:p text:style-name="P3">Warunki wstępne</text:p>
          </table:table-cell>
          <table:table-cell table:style-name="Tabela2.B3" office:value-type="string">
            <text:p text:style-name="P3">Użytkownik został pomyślnie zalogowany w systemie</text:p>
          </table:table-cell>
        </table:table-row>
        <table:table-row>
          <table:table-cell table:style-name="Tabela2.A2" office:value-type="string">
            <text:p text:style-name="P3">Warunki końcowe</text:p>
          </table:table-cell>
          <table:table-cell table:style-name="Tabela2.B3" office:value-type="string">
            <text:p text:style-name="P3">Wykonanie operacji z zadanymi przez użytkownika parametrami</text:p>
          </table:table-cell>
        </table:table-row>
        <table:table-row>
          <table:table-cell table:style-name="Tabela2.A2" office:value-type="string">
            <text:p text:style-name="P3">Główny przepływ zdarzeń</text:p>
          </table:table-cell>
          <table:table-cell table:style-name="Tabela2.B3" office:value-type="string">
            <text:p text:style-name="P3">1.Użytkownik wybiera przycisk "Manage grades"</text:p>
            <text:p text:style-name="P3">2.System przekierowuje go na stronę zarządzania ocenami</text:p>
            <text:p text:style-name="P3">3.Użytkownik dodaje ocenę przyciskiem "CREATE"</text:p>
            <text:p text:style-name="P3">4.System przekierwouje go na stronę z wybraną akcją.</text:p>
            <text:p text:style-name="P3">5.Użytkownik dodaje niezbędne informacje do formularza ocen i wysyła informacje do serwisu API systemu.</text:p>
            <text:p text:style-name="P3">6.System weryfikuje poprawność wprowadzonych danych i tworzy ocenę.</text:p>
          </table:table-cell>
        </table:table-row>
        <table:table-row>
          <table:table-cell table:style-name="Tabela2.A2" office:value-type="string">
            <text:p text:style-name="P3">Alternatywny przepływ zdarzeń</text:p>
          </table:table-cell>
          <table:table-cell table:style-name="Tabela2.B3" office:value-type="string">
            <text:p text:style-name="P3">2a. System nie posiada ocen dodanych przez użytkownika i zwraca komunikat "This view is empty".</text:p>
            <text:p text:style-name="P3">3a. Użytkownik modyfikuje istniejącą ocenę "Update".</text:p>
            <text:p text:style-name="P3">3.b Użytkownik usuwa istniejącą ocenę "Delete".</text:p>
            <text:p text:style-name="P3">3.c Użytkownik filtruje oceny za pośrednictwem pola "Filter".</text:p>
            <text:p text:style-name="P3">5.a Użytkownik klika w przycisk "Back" i wraca do podglądu ocen.</text:p>
            <text:p text:style-name="P3">6.a System zwraca komunikat o błędzie i informacji dotyczącej błędu.</text:p>
          </table:table-cell>
        </table:table-row>
        <table:table-row>
          <table:table-cell table:style-name="Tabela2.A2" office:value-type="string">
            <text:p text:style-name="P3">Specjalne wymagania</text:p>
          </table:table-cell>
          <table:table-cell table:style-name="Tabela2.B3" office:value-type="string">
            <text:p text:style-name="P3">1. Przedmiot z którego ocena jest wstawiana musi istnieć w systemie.</text:p>
            <text:p text:style-name="P3">2. Student któremu wstawiana jest ocena musi istnieć w systemie.</text:p>
            <text:p text:style-name="P3">3. Kategoria oceny zdefiniowana dla oceny musi istnieć w systemie.</text:p>
            <text:p text:style-name="P3">4. Nauczyciel nie możne stworzyć oceny dla ucznia którego grupa nie posiada zdefiniowanego przedmiotu z którego chce wstawić ocenę. </text:p>
            <text:p text:style-name="P3">5. Nauczyciel musi uczyć przedmiotu z którego chce wstawić ocenę.</text:p>
            <text:p text:style-name="P3">6. Konto z poziomem uprawnień 2 lub wyższe.</text:p>
          </table:table-cell>
        </table:table-row>
        <table:table-row table:style-name="Tabela2.12">
          <table:table-cell table:style-name="Tabela2.A2" office:value-type="string">
            <text:p text:style-name="P3">Notatki i sugestie</text:p>
          </table:table-cell>
          <table:table-cell table:style-name="Tabela2.B3" office:value-type="string">
            <text:p text:style-name="P3">Wyżej wymienione ograniczenia zapewniają zwiększoną stabilność systemu i jego odporność na potencjalne próby stronniczej ingerencji w oceny ucznia. Ograniczenia te podyktowane są poziomem uprawnień przypisanym do kont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5">Nazwa</text:p>
          </table:table-cell>
          <table:table-cell table:style-name="Tabela3.B1" office:value-type="string">
            <text:p text:style-name="P5">Zarządzaj obecnościami przypisanymi do konta</text:p>
          </table:table-cell>
        </table:table-row>
        <table:table-row>
          <table:table-cell table:style-name="Tabela3.A2" office:value-type="string">
            <text:p text:style-name="P3">Numer</text:p>
          </table:table-cell>
          <table:table-cell table:style-name="Tabela3.B2" office:value-type="float" office:value="3">
            <text:p text:style-name="P4">3</text:p>
          </table:table-cell>
        </table:table-row>
        <table:table-row>
          <table:table-cell table:style-name="Tabela3.A2" office:value-type="string">
            <text:p text:style-name="P3">Poziom ważności</text:p>
          </table:table-cell>
          <table:table-cell table:style-name="Tabela3.B3" office:value-type="string">
            <text:p text:style-name="P3">Wysoki</text:p>
          </table:table-cell>
        </table:table-row>
        <table:table-row>
          <table:table-cell table:style-name="Tabela3.A2" office:value-type="string">
            <text:p text:style-name="P3">Typ przypadku użycia</text:p>
          </table:table-cell>
          <table:table-cell table:style-name="Tabela3.B3" office:value-type="string">
            <text:p text:style-name="P3">Wymagany</text:p>
          </table:table-cell>
        </table:table-row>
        <table:table-row>
          <table:table-cell table:style-name="Tabela3.A2" office:value-type="string">
            <text:p text:style-name="P3">Aktorzy</text:p>
          </table:table-cell>
          <table:table-cell table:style-name="Tabela3.B3" office:value-type="string">
            <text:p text:style-name="P3">Nauczyciel, Dyrektor</text:p>
          </table:table-cell>
        </table:table-row>
        <table:table-row>
          <table:table-cell table:style-name="Tabela3.A2" office:value-type="string">
            <text:p text:style-name="P3">Krótki opis</text:p>
          </table:table-cell>
          <table:table-cell table:style-name="Tabela3.B3" office:value-type="string">
            <text:p text:style-name="P3">Pozwala na dokonanie operacji CRUD dotyczących obecności.</text:p>
          </table:table-cell>
        </table:table-row>
        <table:table-row>
          <table:table-cell table:style-name="Tabela3.A2" office:value-type="string">
            <text:p text:style-name="P3">Warunki wstępne</text:p>
          </table:table-cell>
          <table:table-cell table:style-name="Tabela3.B3" office:value-type="string">
            <text:p text:style-name="P3">Użytkownik został pomyślnie zalogowany w systemie.</text:p>
          </table:table-cell>
        </table:table-row>
        <table:table-row>
          <table:table-cell table:style-name="Tabela3.A2" office:value-type="string">
            <text:p text:style-name="P3">Warunki końcowe</text:p>
          </table:table-cell>
          <table:table-cell table:style-name="Tabela3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3.A2" office:value-type="string">
            <text:p text:style-name="P3">Główny przepływ zdarzeń</text:p>
          </table:table-cell>
          <table:table-cell table:style-name="Tabela3.B3" office:value-type="string">
            <text:p text:style-name="P3">1.Użytkownik wybiera przycisk "Manage absences".</text:p>
            <text:p text:style-name="P3">2.System przekierowuje go na stronę zarządzania ocenami.</text:p>
            <text:p text:style-name="P3">3.Użytkownik dodaje ocenę przyciskiem "Create".</text:p>
            <text:p text:style-name="P3">4.System przekierwouje go na stronę z wybraną akcją.</text:p>
            <text:p text:style-name="P3">5.Użytkownik dodaje niezbędne informacje do formularza obecności i wysyła informacje do serwisu API systemu.</text:p>
            <text:p text:style-name="P3">6.System weryfikuje poprawność wprowadzonych danych i tworzy nieobecność.</text:p>
          </table:table-cell>
        </table:table-row>
        <table:table-row>
          <table:table-cell table:style-name="Tabela3.A2" office:value-type="string">
            <text:p text:style-name="P3">Alternatywny przepływ zdarzeń</text:p>
          </table:table-cell>
          <table:table-cell table:style-name="Tabela3.B3" office:value-type="string">
            <text:p text:style-name="P3">2a. System nie posiada nieobecności dodanych przez użytkownika i zwraca komunikat "This view is empty".</text:p>
            <text:p text:style-name="P3">3a. Użytkownik modyfikuje istniejącą nieobecność "Update".</text:p>
            <text:p text:style-name="P3">3.b Użytkownik usuwa istniejącą nieobecność "Delete".</text:p>
            <text:p text:style-name="P3">3.c Użytkownik filtruje nieobecności za pośrednictwem pola "Filter".</text:p>
            <text:p text:style-name="P3">5.a Użytkownik klika w przycisk "Back" i wraca do podglądu nieobecności.</text:p>
            <text:p text:style-name="P3">6.a System zwraca komunikat o błędzie i informacji dotyczącej błędu.</text:p>
          </table:table-cell>
        </table:table-row>
        <table:table-row>
          <table:table-cell table:style-name="Tabela3.A2" office:value-type="string">
            <text:p text:style-name="P3">Specjalne wymagania</text:p>
          </table:table-cell>
          <table:table-cell table:style-name="Tabela3.B3" office:value-type="string">
            <text:p text:style-name="P3">1. Student któremu wstawiana jest ocena musi istnieć w systemie.</text:p>
            <text:p text:style-name="P3">2. Nieobecność może być wystawiona z predefiniowanego przedziału od 1 do 10 lekcji.</text:p>
            <text:p text:style-name="P3">3. Konto z poziomem uprawnień 2 lub wyższe.</text:p>
          </table:table-cell>
        </table:table-row>
        <table:table-row table:style-name="Tabela3.12">
          <table:table-cell table:style-name="Tabela3.A2" office:value-type="string">
            <text:p text:style-name="P3">Notatki i sugestie</text:p>
          </table:table-cell>
          <table:table-cell table:style-name="Tabela3.B3" office:value-type="string">
            <text:p text:style-name="P3">Wychowawca może usprawiedliwiać nieobecności wystawione przez innych studentów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">Nazwa</text:p>
          </table:table-cell>
          <table:table-cell table:style-name="Tabela6.B1" office:value-type="string">
            <text:p text:style-name="P5">Przeglądaj studentów</text:p>
          </table:table-cell>
        </table:table-row>
        <table:table-row>
          <table:table-cell table:style-name="Tabela6.A2" office:value-type="string">
            <text:p text:style-name="P3">Numer</text:p>
          </table:table-cell>
          <table:table-cell table:style-name="Tabela6.B2" office:value-type="float" office:value="5">
            <text:p text:style-name="P4">5</text:p>
          </table:table-cell>
        </table:table-row>
        <table:table-row>
          <table:table-cell table:style-name="Tabela6.A2" office:value-type="string">
            <text:p text:style-name="P3">Poziom ważności</text:p>
          </table:table-cell>
          <table:table-cell table:style-name="Tabela6.B3" office:value-type="string">
            <text:p text:style-name="P3">Przydatny</text:p>
          </table:table-cell>
        </table:table-row>
        <table:table-row>
          <table:table-cell table:style-name="Tabela6.A2" office:value-type="string">
            <text:p text:style-name="P3">Typ przypadku użycia</text:p>
          </table:table-cell>
          <table:table-cell table:style-name="Tabela6.B3" office:value-type="string">
            <text:p text:style-name="P3">Wymagany</text:p>
          </table:table-cell>
        </table:table-row>
        <table:table-row>
          <table:table-cell table:style-name="Tabela6.A2" office:value-type="string">
            <text:p text:style-name="P3">Aktorzy</text:p>
          </table:table-cell>
          <table:table-cell table:style-name="Tabela6.B3" office:value-type="string">
            <text:p text:style-name="P3">Nauczyciel, Dyrektor</text:p>
          </table:table-cell>
        </table:table-row>
        <table:table-row>
          <table:table-cell table:style-name="Tabela6.A2" office:value-type="string">
            <text:p text:style-name="P3">Krótki opis</text:p>
          </table:table-cell>
          <table:table-cell table:style-name="Tabela6.B3" office:value-type="string">
            <text:p text:style-name="P3">Użytkownik ma wgląd w informacje o studentach zdefiniowanych w systemie.</text:p>
          </table:table-cell>
        </table:table-row>
        <table:table-row>
          <table:table-cell table:style-name="Tabela6.A2" office:value-type="string">
            <text:p text:style-name="P3">Warunki wstępne</text:p>
          </table:table-cell>
          <table:table-cell table:style-name="Tabela6.B3" office:value-type="string">
            <text:p text:style-name="P3">Użytkownik został pomyślnie zalogowany w systemie.</text:p>
          </table:table-cell>
        </table:table-row>
        <table:table-row>
          <table:table-cell table:style-name="Tabela6.A2" office:value-type="string">
            <text:p text:style-name="P3">Warunki końcowe</text:p>
          </table:table-cell>
          <table:table-cell table:style-name="Tabela6.B3" office:value-type="string">
            <text:p text:style-name="P3">Wyświetlnie informacji z określonego przez użytkownika widoku.</text:p>
          </table:table-cell>
        </table:table-row>
        <table:table-row>
          <table:table-cell table:style-name="Tabela6.A2" office:value-type="string">
            <text:p text:style-name="P3">Główny przepływ zdarzeń</text:p>
          </table:table-cell>
          <table:table-cell table:style-name="Tabela6.B3" office:value-type="string">
            <text:p text:style-name="P3">1.Użytkownik systemu klika przycisk "Students preview".</text:p>
            <text:p text:style-name="P3">2.System przekierowuje na stronę zawierającą listę studentów.</text:p>
            <text:p text:style-name="P3">3.Użytkownik otrzymuje ogólne inforamcje o wszystkich studentach.</text:p>
          </table:table-cell>
        </table:table-row>
        <table:table-row>
          <table:table-cell table:style-name="Tabela6.A2" office:value-type="string">
            <text:p text:style-name="P3">Alternatywny przepływ zdarzeń</text:p>
          </table:table-cell>
          <table:table-cell table:style-name="Tabela6.B3" office:value-type="string">
            <text:p text:style-name="P3">3.a <text:s/>System zwraca komunikat "This view is empty" </text:p>
          </table:table-cell>
        </table:table-row>
        <table:table-row>
          <table:table-cell table:style-name="Tabela6.A2" office:value-type="string">
            <text:p text:style-name="P3">Specjalne wymagania</text:p>
          </table:table-cell>
          <table:table-cell table:style-name="Tabela6.B3" office:value-type="string">
            <text:p text:style-name="P3">Konto z poziomem uprawnień 2 lub wyższe.</text:p>
          </table:table-cell>
        </table:table-row>
        <table:table-row table:style-name="Tabela6.12">
          <table:table-cell table:style-name="Tabela6.A2" office:value-type="string">
            <text:p text:style-name="P3">Notatki i sugestie</text:p>
          </table:table-cell>
          <table:table-cell table:style-name="Tabela6.B3" office:value-type="string">
            <text:p text:style-name="P3">-</text:p>
          </table:table-cell>
        </table:table-row>
      </table:table>
      <text:p text:style-name="Standard"><text:soft-pag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azwa</text:p>
          </table:table-cell>
          <table:table-cell table:style-name="Tabela4.B1" office:value-type="string">
            <text:p text:style-name="P5">Zarządzaj uwagami przypisanymi do konta</text:p>
          </table:table-cell>
        </table:table-row>
        <table:table-row>
          <table:table-cell table:style-name="Tabela4.A2" office:value-type="string">
            <text:p text:style-name="P3">Numer</text:p>
          </table:table-cell>
          <table:table-cell table:style-name="Tabela4.B2" office:value-type="float" office:value="4">
            <text:p text:style-name="P4">4</text:p>
          </table:table-cell>
        </table:table-row>
        <table:table-row>
          <table:table-cell table:style-name="Tabela4.A2" office:value-type="string">
            <text:p text:style-name="P3">Poziom ważności</text:p>
          </table:table-cell>
          <table:table-cell table:style-name="Tabela4.B3" office:value-type="string">
            <text:p text:style-name="P3">Wysoki</text:p>
          </table:table-cell>
        </table:table-row>
        <table:table-row>
          <table:table-cell table:style-name="Tabela4.A2" office:value-type="string">
            <text:p text:style-name="P3">Typ przypadku użycia</text:p>
          </table:table-cell>
          <table:table-cell table:style-name="Tabela4.B3" office:value-type="string">
            <text:p text:style-name="P3">Wymagany</text:p>
          </table:table-cell>
        </table:table-row>
        <table:table-row>
          <table:table-cell table:style-name="Tabela4.A2" office:value-type="string">
            <text:p text:style-name="P3">Aktorzy</text:p>
          </table:table-cell>
          <table:table-cell table:style-name="Tabela4.B3" office:value-type="string">
            <text:p text:style-name="P3">Nauczyciel, Dyrektor</text:p>
          </table:table-cell>
        </table:table-row>
        <table:table-row>
          <table:table-cell table:style-name="Tabela4.A2" office:value-type="string">
            <text:p text:style-name="P3">Krótki opis</text:p>
          </table:table-cell>
          <table:table-cell table:style-name="Tabela4.B3" office:value-type="string">
            <text:p text:style-name="P3">Pozwala na dokonanie operacji CRUD dotyczących uwag.</text:p>
          </table:table-cell>
        </table:table-row>
        <table:table-row>
          <table:table-cell table:style-name="Tabela4.A2" office:value-type="string">
            <text:p text:style-name="P3">Warunki wstępne</text:p>
          </table:table-cell>
          <table:table-cell table:style-name="Tabela4.B3" office:value-type="string">
            <text:p text:style-name="P3">Użytkownik został pomyślnie zalogowany w systemie.</text:p>
          </table:table-cell>
        </table:table-row>
        <table:table-row>
          <table:table-cell table:style-name="Tabela4.A2" office:value-type="string">
            <text:p text:style-name="P3">Warunki końcowe</text:p>
          </table:table-cell>
          <table:table-cell table:style-name="Tabela4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4.A2" office:value-type="string">
            <text:p text:style-name="P3">Główny przepływ zdarzeń</text:p>
          </table:table-cell>
          <table:table-cell table:style-name="Tabela4.B3" office:value-type="string">
            <text:p text:style-name="P3">1.Użytkownik wybiera przycisk "Manage notes".</text:p>
            <text:p text:style-name="P3">2.System przekierowuje go na stronę zarządzania uwagami.</text:p>
            <text:p text:style-name="P3">3.Użytkownik dodaje uwagę przyciskiem "Create".</text:p>
            <text:p text:style-name="P3">4.System przekierwouje go na stronę z wybraną akcją.</text:p>
            <text:p text:style-name="P3">5.Użytkownik dodaje niezbędne informacje do formularza obecności i wysyła informacje do serwisu API systemu.</text:p>
            <text:p text:style-name="P3">6.System weryfikuje poprawność wprowadzonych danych i tworzy uwagę.</text:p>
          </table:table-cell>
        </table:table-row>
        <table:table-row>
          <table:table-cell table:style-name="Tabela4.A2" office:value-type="string">
            <text:p text:style-name="P3">Alternatywny przepływ zdarzeń</text:p>
          </table:table-cell>
          <table:table-cell table:style-name="Tabela4.B3" office:value-type="string">
            <text:p text:style-name="P3">2a. System nie posiada uwag dodanych przez użytkownika i zwraca komunikat "This view is empty".</text:p>
            <text:p text:style-name="P3">3a. Użytkownik modyfikuje istniejącą uwage <text:s/>"Update".</text:p>
            <text:p text:style-name="P3">3.b Użytkownik usuwa istniejącą uwagę "Delete".</text:p>
            <text:p text:style-name="P3">3.c Użytkownik filtruje uwagi za pośrednictwem pola "Filter".</text:p>
            <text:p text:style-name="P3">5.a Użytkownik klika w przycisk "Back" i wraca do podglądu uwag.</text:p>
            <text:p text:style-name="P3">6.a System zwraca komunikat o błędzie i informacji dotyczącej błędu.</text:p>
          </table:table-cell>
        </table:table-row>
        <table:table-row>
          <table:table-cell table:style-name="Tabela4.A2" office:value-type="string">
            <text:p text:style-name="P3">Specjalne wymagania</text:p>
          </table:table-cell>
          <table:table-cell table:style-name="Tabela4.B3" office:value-type="string">
            <text:p text:style-name="P3">1. Student któremu wstawiana jest ocena musi istnieć w systemie.</text:p>
            <text:p text:style-name="P3">2. Konto z poziomem uprawnień 2 lub wyższe.</text:p>
          </table:table-cell>
        </table:table-row>
        <table:table-row table:style-name="Tabela4.12">
          <table:table-cell table:style-name="Tabela4.A2" office:value-type="string">
            <text:p text:style-name="P3">Notatki i sugestie</text:p>
          </table:table-cell>
          <table:table-cell table:style-name="Tabela4.B3" office:value-type="string">
            <text:p text:style-name="P3">-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">Nazwa</text:p>
          </table:table-cell>
          <table:table-cell table:style-name="Tabela7.B1" office:value-type="string">
            <text:p text:style-name="P5">Przeglądaj przypisane przedmioty</text:p>
          </table:table-cell>
        </table:table-row>
        <table:table-row>
          <table:table-cell table:style-name="Tabela7.A2" office:value-type="string">
            <text:p text:style-name="P3">Numer</text:p>
          </table:table-cell>
          <table:table-cell table:style-name="Tabela7.B2" office:value-type="float" office:value="6">
            <text:p text:style-name="P4">6</text:p>
          </table:table-cell>
        </table:table-row>
        <table:table-row>
          <table:table-cell table:style-name="Tabela7.A2" office:value-type="string">
            <text:p text:style-name="P3">Poziom ważności</text:p>
          </table:table-cell>
          <table:table-cell table:style-name="Tabela7.B3" office:value-type="string">
            <text:p text:style-name="P3">Przydatny</text:p>
          </table:table-cell>
        </table:table-row>
        <table:table-row>
          <table:table-cell table:style-name="Tabela7.A2" office:value-type="string">
            <text:p text:style-name="P3">Typ przypadku użycia</text:p>
          </table:table-cell>
          <table:table-cell table:style-name="Tabela7.B3" office:value-type="string">
            <text:p text:style-name="P3">Wymagany</text:p>
          </table:table-cell>
        </table:table-row>
        <table:table-row>
          <table:table-cell table:style-name="Tabela7.A2" office:value-type="string">
            <text:p text:style-name="P3">Aktorzy</text:p>
          </table:table-cell>
          <table:table-cell table:style-name="Tabela7.B3" office:value-type="string">
            <text:p text:style-name="P3">Nauczyciel, Dyrektor</text:p>
          </table:table-cell>
        </table:table-row>
        <table:table-row>
          <table:table-cell table:style-name="Tabela7.A2" office:value-type="string">
            <text:p text:style-name="P3">Krótki opis</text:p>
          </table:table-cell>
          <table:table-cell table:style-name="Tabela7.B3" office:value-type="string">
            <text:p text:style-name="P3">Użytkownik ma wgląd w informacje o przedmiotach przypisanych do jego konta.</text:p>
          </table:table-cell>
        </table:table-row>
        <table:table-row>
          <table:table-cell table:style-name="Tabela7.A2" office:value-type="string">
            <text:p text:style-name="P3">Warunki wstępne</text:p>
          </table:table-cell>
          <table:table-cell table:style-name="Tabela7.B3" office:value-type="string">
            <text:p text:style-name="P3">Użytkownik został pomyślnie zalogowany w systemie.</text:p>
          </table:table-cell>
        </table:table-row>
        <table:table-row>
          <table:table-cell table:style-name="Tabela7.A2" office:value-type="string">
            <text:p text:style-name="P3">Warunki końcowe</text:p>
          </table:table-cell>
          <table:table-cell table:style-name="Tabela7.B3" office:value-type="string">
            <text:p text:style-name="P3">Wyświetlnie informacji z określonego przez użytkownika widoku.</text:p>
          </table:table-cell>
        </table:table-row>
        <table:table-row>
          <table:table-cell table:style-name="Tabela7.A2" office:value-type="string">
            <text:p text:style-name="P3">Główny przepływ zdarzeń</text:p>
          </table:table-cell>
          <table:table-cell table:style-name="Tabela7.B3" office:value-type="string">
            <text:p text:style-name="P3">1.Użytkownik systemu klika przycisk "Your sucjects".</text:p>
            <text:p text:style-name="P3">2.System przekierowuje na stronę zawierającą listę przedmiotów.</text:p>
            <text:p text:style-name="P3">3.Użytkownik otrzymuje informację jakie przedmioty zostały przypisane do jego konta.</text:p>
          </table:table-cell>
        </table:table-row>
        <table:table-row>
          <table:table-cell table:style-name="Tabela7.A2" office:value-type="string">
            <text:p text:style-name="P3">Alternatywny przepływ zdarzeń</text:p>
          </table:table-cell>
          <table:table-cell table:style-name="Tabela7.B3" office:value-type="string">
            <text:p text:style-name="P3">3.a <text:s/>System zwraca komunikat "This view is empty" w przypadku braku przedmiotów przypisanych do zalogowanego konta.</text:p>
          </table:table-cell>
        </table:table-row>
        <table:table-row>
          <table:table-cell table:style-name="Tabela7.A2" office:value-type="string">
            <text:p text:style-name="P3">Specjalne wymagania</text:p>
          </table:table-cell>
          <table:table-cell table:style-name="Tabela7.B3" office:value-type="string">
            <text:p text:style-name="P3">Konto z poziomem uprawnień 2 lub wyższe.</text:p>
          </table:table-cell>
        </table:table-row>
        <table:table-row table:style-name="Tabela7.12">
          <table:table-cell table:style-name="Tabela7.A2" office:value-type="string">
            <text:p text:style-name="P3">Notatki i sugestie</text:p>
          </table:table-cell>
          <table:table-cell table:style-name="Tabela7.B3" office:value-type="string">
            <text:p text:style-name="P3">-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ext:soft-page-break/>
        <table:table-row>
          <table:table-cell table:style-name="Tabela5.A1" office:value-type="string">
            <text:p text:style-name="P5">Nazwa</text:p>
          </table:table-cell>
          <table:table-cell table:style-name="Tabela5.B1" office:value-type="string">
            <text:p text:style-name="P5">Zarządzaj ogłoszeniami</text:p>
          </table:table-cell>
        </table:table-row>
        <table:table-row>
          <table:table-cell table:style-name="Tabela5.A2" office:value-type="string">
            <text:p text:style-name="P3">Numer</text:p>
          </table:table-cell>
          <table:table-cell table:style-name="Tabela5.B2" office:value-type="float" office:value="7">
            <text:p text:style-name="P4">7</text:p>
          </table:table-cell>
        </table:table-row>
        <table:table-row>
          <table:table-cell table:style-name="Tabela5.A2" office:value-type="string">
            <text:p text:style-name="P3">Poziom ważności</text:p>
          </table:table-cell>
          <table:table-cell table:style-name="Tabela5.B3" office:value-type="string">
            <text:p text:style-name="P3">Istotny</text:p>
          </table:table-cell>
        </table:table-row>
        <table:table-row>
          <table:table-cell table:style-name="Tabela5.A2" office:value-type="string">
            <text:p text:style-name="P3">Typ przypadku użycia</text:p>
          </table:table-cell>
          <table:table-cell table:style-name="Tabela5.B3" office:value-type="string">
            <text:p text:style-name="P3">Wymagany</text:p>
          </table:table-cell>
        </table:table-row>
        <table:table-row>
          <table:table-cell table:style-name="Tabela5.A2" office:value-type="string">
            <text:p text:style-name="P3">Aktorzy</text:p>
          </table:table-cell>
          <table:table-cell table:style-name="Tabela5.B3" office:value-type="string">
            <text:p text:style-name="P3">Nauczyciel, Dyrektor</text:p>
          </table:table-cell>
        </table:table-row>
        <table:table-row>
          <table:table-cell table:style-name="Tabela5.A2" office:value-type="string">
            <text:p text:style-name="P3">Krótki opis</text:p>
          </table:table-cell>
          <table:table-cell table:style-name="Tabela5.B3" office:value-type="string">
            <text:p text:style-name="P3">Pozwala na dokonanie operacji CRUD dotyczącą ogłoszeń.</text:p>
          </table:table-cell>
        </table:table-row>
        <table:table-row>
          <table:table-cell table:style-name="Tabela5.A2" office:value-type="string">
            <text:p text:style-name="P3">Warunki wstępne</text:p>
          </table:table-cell>
          <table:table-cell table:style-name="Tabela5.B3" office:value-type="string">
            <text:p text:style-name="P3">Użytkownik został pomyślnie zalogowany w systemie.</text:p>
          </table:table-cell>
        </table:table-row>
        <table:table-row>
          <table:table-cell table:style-name="Tabela5.A2" office:value-type="string">
            <text:p text:style-name="P3">Warunki końcowe</text:p>
          </table:table-cell>
          <table:table-cell table:style-name="Tabela5.B3" office:value-type="string">
            <text:p text:style-name="P3">Wykonanie operacji z zadanymi przez użytkownika parametrami.</text:p>
          </table:table-cell>
        </table:table-row>
        <table:table-row>
          <table:table-cell table:style-name="Tabela5.A2" office:value-type="string">
            <text:p text:style-name="P3">Główny przepływ zdarzeń</text:p>
          </table:table-cell>
          <table:table-cell table:style-name="Tabela5.B3" office:value-type="string">
            <text:p text:style-name="P3">1.Użytkownik systemu wybiera przycisk "Announcements".</text:p>
            <text:p text:style-name="P3">2.System przekierowuje go na stronę zarządzania ogłoszeniami.</text:p>
            <text:p text:style-name="P3">3.Użytkownik otrzymuje inforamcje o wszystkich ogłoszeń istniejących w systemie.</text:p>
          </table:table-cell>
        </table:table-row>
        <table:table-row>
          <table:table-cell table:style-name="Tabela5.A2" office:value-type="string">
            <text:p text:style-name="P3">Alternatywny przepływ zdarzeń</text:p>
          </table:table-cell>
          <table:table-cell table:style-name="Tabela5.B3" office:value-type="string">
            <text:p text:style-name="P3">3.a. Jeśli rola użytkownika to dyrektor wtedy użytkownik otrzymuje dostęp do zarządzania ogłoszeniami.</text:p>
            <text:p text:style-name="P3">3.a.a. Użytkownik modyfikuje istniejące ogłoszenie <text:s/>"Update".</text:p>
            <text:p text:style-name="P3">3.a.b. Użytkownik usuwa istniejące ogłoszenie "Delete".</text:p>
            <text:p text:style-name="P3">3.a.c. Użytkownik filtruje ogłoszenia za pośrednictwem pola "Filter".</text:p>
            <text:p text:style-name="P3">4.System przekierwouje go na stronę z wybraną akcją.</text:p>
            <text:p text:style-name="P3">5.Użytkownik dodaje niezbędne informacje do formularza ogłoszeń i wysyła informacje do serwisu API systemu.</text:p>
            <text:p text:style-name="P3">6.System weryfikuje poprawność wprowadzonych danych i tworzy ogłoszenie.</text:p>
          </table:table-cell>
        </table:table-row>
        <table:table-row>
          <table:table-cell table:style-name="Tabela5.A2" office:value-type="string">
            <text:p text:style-name="P3">Specjalne wymagania</text:p>
          </table:table-cell>
          <table:table-cell table:style-name="Tabela5.B3" office:value-type="string">
            <text:p text:style-name="P3">Konto z poziomem uprawnień 2 lub wyższe.</text:p>
          </table:table-cell>
        </table:table-row>
        <table:table-row table:style-name="Tabela5.12">
          <table:table-cell table:style-name="Tabela5.A2" office:value-type="string">
            <text:p text:style-name="P3">Notatki i sugestie</text:p>
          </table:table-cell>
          <table:table-cell table:style-name="Tabela5.B3" office:value-type="string">
            <text:p text:style-name="P3">-</text:p>
          </table:table-cell>
        </table:table-row>
      </table:table>
      <text:p text:style-name="Standard"/>
      <text:p text:style-name="Standard"/>
      <text:p text:style-name="P1">Informacje do scenariuszy</text:p>
      <text:p text:style-name="P2"/>
      <text:p text:style-name="P2">Informacja dotycząca kolejności względem ważności przypadków użycia:</text:p>
      <text:list xml:id="list8913641706258041081" text:style-name="L1">
        <text:list-item>
          <text:p text:style-name="P6">Krytyczny</text:p>
        </text:list-item>
        <text:list-item>
          <text:p text:style-name="P6">Bardzo wysoki</text:p>
        </text:list-item>
        <text:list-item>
          <text:p text:style-name="P6">Wysoki</text:p>
        </text:list-item>
        <text:list-item>
          <text:p text:style-name="P6">Istotny</text:p>
        </text:list-item>
        <text:list-item>
          <text:p text:style-name="P6">Przydatny</text:p>
        </text:list-item>
        <text:list-item>
          <text:p text:style-name="P6">Nieistotny</text:p>
        </text:list-item>
      </text:list>
      <text:p text:style-name="P2"/>
      <text:p text:style-name="P2">Poziomy uprawnień zdefiniowane w systemie i krótki opis.</text:p>
      <text:p text:style-name="P2"/>
      <text:p text:style-name="P2"><text:span text:style-name="T1">Poziom 0 </text:span>- Każdy niezalogowany użytkownik, pozwala na dostęp do autoryzacji użytkownika.</text:p>
      <text:p text:style-name="P2"><text:span text:style-name="T1">Poziom 1 </text:span>- Zalogowany użytkownik z rolą "Student" lub "Rodzic". Użytkownik ten może przeglądać oceny, uwagi, obecności i ogłoszenia przypisane do jego konta</text:p>
      <text:p text:style-name="P2"><text:span text:style-name="T1">Poziom 2</text:span> - Zalogowany użytkownik z rolą "Nauczyciel" lub "Dyrektor". Użytkownik ten może zarządzać dodanymi przez siebie ocenami, uwagami, obecnościami, a w przypadku Dyrektora również ogłoszeniami.</text:p>
      <text:p text:style-name="P2"><text:span text:style-name="T1">Poziom 3</text:span> - Zalogowany użytkownik z rolą "Administrator". Użytkownik może zarządzać wszystykimi wyżej wymienionymi, jak i również zarządzać strukturą szkoły (tworzyć grupy, przypisywać do nich lekcje it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1M18S</meta:editing-duration>
    <meta:editing-cycles>118</meta:editing-cycles>
    <meta:generator>OpenOffice/4.1.7$Win32 OpenOffice.org_project/417m1$Build-9800</meta:generator>
    <dc:date>2021-01-01T17:38:52.37</dc:date>
    <meta:document-statistic meta:table-count="8" meta:image-count="0" meta:object-count="0" meta:page-count="5" meta:paragraph-count="263" meta:word-count="1330" meta:character-count="10035"/>
    <meta:user-defined meta:name="Info 1"/>
    <meta:user-defined meta:name="Info 2"/>
    <meta:user-defined meta:name="Info 3"/>
    <meta:user-defined meta:name="Info 4"/>
  </office:meta>
</office:document-meta>
</file>